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7"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8"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9" style:family="paragraph" style:parent-style-name="Standard" style:list-style-name="L1">
      <style:text-properties fo:font-weight="normal" style:font-weight-asian="normal" style:font-weight-complex="normal"/>
    </style:style>
    <style:style style:name="P10" style:family="paragraph" style:parent-style-name="Hanging_20_indent" style:list-style-name="L2"/>
    <style:style style:name="P11" style:family="paragraph" style:parent-style-name="Hanging_20_indent" style:list-style-name="L2">
      <style:text-properties fo:font-style="normal" style:font-style-asian="normal" style:font-style-complex="normal"/>
    </style:style>
    <style:style style:name="P12" style:family="paragraph" style:parent-style-name="Hanging_20_indent">
      <style:text-properties fo:font-style="italic" fo:font-weight="normal" style:font-style-asian="italic" style:font-weight-asian="normal" style:font-style-complex="italic" style:font-weight-complex="normal"/>
    </style:style>
    <style:style style:name="P13"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4"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5"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P16"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7" style:family="paragraph" style:parent-style-name="Hanging_20_indent">
      <style:paragraph-properties fo:margin-left="0in" fo:margin-right="0in" fo:margin-top="0in" fo:margin-bottom="0.0835in" fo:text-indent="0in" style:auto-text-indent="false"/>
      <style:text-properties fo:font-style="normal" fo:font-weight="bold" style:font-style-asian="normal" style:font-weight-asian="bold" style:font-style-complex="normal" style:font-weight-complex="bold"/>
    </style:style>
    <style:style style:name="T1" style:family="text">
      <style:text-properties fo:font-style="normal" style:font-style-asian="normal" style:font-style-complex="normal"/>
    </style:style>
    <style:style style:name="T2" style:family="text">
      <style:text-properties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text:p>
      <text:p text:style-name="P2"/>
      <text:list xml:id="list2164940397" text:style-name="L1">
        <text:list-item>
          <text:p text:style-name="P9">Read xml file as a string into a variable</text:p>
        </text:list-item>
        <text:list-item>
          <text:p text:style-name="P9">Use xmlminidom to process the string into “node”s</text:p>
        </text:list-item>
        <text:list-item>
          <text:p text:style-name="P9">Iterate through all board nodes</text:p>
          <text:list>
            <text:list-item>
              <text:p text:style-name="P9">Read vuln, dealer, and boardnum tags</text:p>
            </text:list-item>
            <text:list-item>
              <text:p text:style-name="P9">Create '&lt;div class=”board”&gt;'</text:p>
            </text:list-item>
            <text:list-item>
              <text:p text:style-name="P9">Add div class of “boardnum” with contents being boardnum</text:p>
            </text:list-item>
            <text:list-item>
              <text:p text:style-name="P9">Iterate through hands</text:p>
              <text:list>
                <text:list-item>
                  <text:p text:style-name="P9">Create '&lt;div&gt;'s of class hand direction for CSS to position correctly.</text:p>
                </text:list-item>
                <text:list-item>
                  <text:p text:style-name="P9">If direction is vuln then add '&lt;div class=”vulnerable”&gt;Vulnerable&lt;/div&gt;'</text:p>
                </text:list-item>
                <text:list-item>
                  <text:p text:style-name="P9">If direction is dealer then add '&lt;div class=”dealer”&gt;Dealer&lt;div&gt;'</text:p>
                </text:list-item>
                <text:list-item>
                  <text:p text:style-name="P9">Iterate through Suites</text:p>
                  <text:list>
                    <text:list-item>
                      <text:p text:style-name="P9">Create '&lt;div&gt;'s of class suite name with the card nums</text:p>
                    </text:list-item>
                  </text:list>
                </text:list-item>
              </text:list>
            </text:list-item>
            <text:list-item>
              <text:p text:style-name="P9">End “board” div</text:p>
            </text:list-item>
            <text:list-item>
              <text:p text:style-name="P9">Create table with class “results” to hold results</text:p>
            </text:list-item>
            <text:list-item>
              <text:p text:style-name="P9">Iterate through Result nodes</text:p>
              <text:list>
                <text:list-item>
                  <text:p text:style-name="P9">Create table rows for each result</text:p>
                </text:list-item>
              </text:list>
            </text:list-item>
            <text:list-item>
              <text:p text:style-name="P9">End table of results</text:p>
            </text:list-item>
          </text:list>
        </text:list-item>
        <text:list-item>
          <text:p text:style-name="P9">Output html header with style sheet, result from 3, and footer to file.</text:p>
        </text:list-item>
      </text:list>
      <text:p text:style-name="P2"/>
      <text:p text:style-name="P1">Data Structures</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Hanging_20_indent">xml-getdeepnodes (node nodename) → returns children of node with type nodename searching recursively using DFS with node as root.</text:p>
      <text:p text:style-name="Hanging_20_indent"><text:tab/>Assuming (xml-isnode node) will return:</text:p>
      <text:list xml:id="list1783613390" text:style-name="L2">
        <text:list-item>
          <text:p text:style-name="P10"><text:soft-page-break/>something of type xml-isnodelist</text:p>
        </text:list-item>
        <text:list-item>
          <text:p text:style-name="P10">every node with name nodename.</text:p>
        </text:list-item>
      </text:list>
      <text:p text:style-name="Hanging_20_indent">xml-getnode (node nodename) → returns first child node with type nodename</text:p>
      <text:p text:style-name="P3">xml-getdeepnode (node nodename) → returns first child node with type nodename searching recursively using DFS with node as root.</text:p>
      <text:p text:style-name="Hanging_20_indent"><text:tab/>Assuming (xml-isnode node) will return:</text:p>
      <text:list xml:id="list244214973" text:continue-numbering="true" text:style-name="L2">
        <text:list-item>
          <text:p text:style-name="P10">something of type xml-isnode</text:p>
        </text:list-item>
        <text:list-item>
          <text:p text:style-name="P11">every node with name nodename.</text:p>
        </text:list-item>
      </text:list>
      <text:p text:style-name="P3">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Hanging_20_indent">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6"/>
      <text:p text:style-name="P7">board:</text:p>
      <text:p text:style-name="P3">serializeresults (xmlnodes)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serializeboards (xmlnodes) → Returns a serialization of the "board" class divs from xmlnodes, a list of xml nodes. The resulting serialization will look something like: <text:line-break/>&lt;div class="board"&gt;<text:line-break/>&lt;div class="boardnum"&gt;Board: 33&lt;/div&gt; <text:line-break/>(33 comes from the contents of the BoardNo element) <text:line-break/>&lt;div class="N"&gt; <text:line-break/>(N comes from the direction attribute of the Hand element) <text:line-break/> <text:s/>&lt;div class="dealer"&gt;Dealer&lt;/div&gt; <text:line-break/> <text:s/>&lt;div class="vulnerable"&gt;Vulnerable&lt;/div&gt; <text:line-break/> <text:s/>&amp;spades;234&lt;br /&gt; <text:line-break/>&lt;/div&gt; <text:line-break/>&lt;/div&gt; <text:line-break/>*tablehead* <text:line-break/><text:soft-page-break/>&lt;tr&gt; <text:line-break/>&lt;td&gt;A3&lt;/td&gt; <text:line-break/>(A3 comes from the SectionLabel + PairID-NS) <text:line-break/>&lt;td&gt;A5&lt;/td&gt; <text:line-break/>(A5 comes from the SectionLabel + PairID-NS) <text:line-break/>&lt;td&gt;5.0&lt;/td&gt; <text:line-break/>(5.0 comes from the contents of the TotalScore element) <text:line-break/>&lt;td&gt;&amp;nbsp;&lt;/td&gt;<text:line-break/>&lt;td&gt;120.0&lt;/td&gt; <text:line-break/>(120.0 comes from the contents of the MatchpointsNS element) <text:line-break/>&lt;td&gt;120.0&lt;/td&gt; <text:line-break/>(120.0 comes from the contents of the MatchpointsEW element) <text:line-break/>&lt;/tr&gt; <text:line-break/>*tabletail*))) </text:p>
      <text:p text:style-name="P3">serializehands (xmlnodes vulnerable dealer) → serialize hands into divs, where the class is the hand direction derived from xmlnodes, the "vulnerable" and "dealer" divs are added inside as necessary, and the cards are added to each hand via serializehandcards.<text:line-break/>xmlnodes conforms to the minidom structure and is of type hand.<text:line-break/>vulnerable is the text content of the Vulnerable node <text:line-break/>dealer is the text content of the Dealer node </text:p>
      <text:p text:style-name="P3">serializehandcards (xmlnodes) → serialize the hand cards from xmlnodes where xmlnodes is a list of node structures representing “Suit”s. <text:line-break/>For... <text:line-break/>&lt;Suit symbol="S"&gt;832&lt;/Suit&gt; <text:line-break/>&lt;Suit symbol="H"&gt;QT42&lt;/Suit&gt; <text:line-break/>&lt;Suit symbol="D"&gt;A865&lt;/Suit&gt; <text:line-break/>&lt;Suit symbol="C"&gt;A9&lt;/Suit&gt; <text:line-break/>You will get something like <text:line-break/>&amp;spades;832&lt;br/&gt; <text:line-break/>&amp;hearts;QT42&lt;br/&gt; <text:line-break/>&amp;diams;A865&lt;br/&gt; <text:line-break/>&amp;clubs;A9&lt;br/&gt; </text:p>
      <text:p text:style-name="P8">psc:</text:p>
      <text:p text:style-name="P4">getpsc (xmlnodes) → Given xmlnodes, this returns a string HTML table for each PSC<text:line-break/>Notes: Recurses for every pairid, parsing out each pair's score card</text:p>
      <text:p text:style-name="P4">getnameforid (pairid data) → The string pairid needs to define the direction (E-W). section (A, B), and Number (1,2,3) returns string list (list NameOfPerson1 NameOfPerson2)<text:line-break/>Notes: Pulls a pair's names from the nodes data</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Notes: Iterates over the list returned from getseperateresults to pull one pair's board results </text:p>
      <text:p text:style-name="P5"><text:s/></text:p>
      <text:p text:style-name="P8"><text:soft-page-break/>rankings:</text:p>
      <text:p text:style-name="P4">getrankings (rankings) → Given list of nodes rankings returns a string HTML will be some header information then a table for each Section/Direction pair<text:line-break/>Columns: Pair No., Players, Strat, Overall Rank (A, B, C), Section Rank (A,B,C), Matchpoint Score, Percentage Score, Masterpoint Award<text:line-break/>Notes: Parses out the rankings data into html tables</text:p>
      <text:p text:style-name="P4">getcontestant (pairid rankings) → Given string pairid, where PairID needs to define the direction (E-W) section (A, B) &amp; Number (1,2,3), <text:s/>and rankings nodes returns a list of Strings, one string value for each of the following:<text:line-break/>Pair No., Players, Strat, Overall Rank (A, B, C), Section Rank (A,B,C), Matchpoint Score, Percentage Score, Masterpoint Award<text:line-break/>Notes: Pulls a single pair's results out of the rankings data</text:p>
      <text:p text:style-name="P4"/>
      <text:p text:style-name="P4"/>
      <text:p text:style-name="P7">io:</text:p>
      <text:p text:style-name="P4">main(bridgeXML)→Given a duplicate bridge XML file, extracts appropriate information to creates four HTML pages that link together: boards, boards with travlers, rankings, and personal score card webpages. </text:p>
      <text:p text:style-name="P4"/>
      <text:p text:style-name="P4">boards-no-trav(bridgeXML)→Given a duplicate bridge XML file, gets the following information from each board listed in the XML file and creates an HTML page with this information formatted into tables:</text:p>
      <text:p text:style-name="P4"><text:tab/>Board numbers, dealer, vulnerable, and hands for each direction</text:p>
      <text:p text:style-name="P4"/>
      <text:p text:style-name="P4">boards-trav(bridgeXML)→ Given a duplicate bridge XML file, gets the same information as boards-no-trav as well as the travellers information for each board, which includes the total score and matchpoints for all pairs at that board. Creates HTML page with this information with the board information and travellers information in separete tables.</text:p>
      <text:p text:style-name="P4"/>
      <text:p text:style-name="P4">Rankings(bridgeXML)→ Given a duplicate bridge XML file, creates a rankings table in an HTML file including each pairs ranking and various other stats such as matchpoint and percentage score.</text:p>
      <text:p text:style-name="P4"/>
      <text:p text:style-name="P4">personal-score-cards(bridgeXML)→Given a duplicate bridge XML file, creates an HTML file containing personal score cards for each pair, which includes information about each match they played an against whom.</text:p>
      <text:p text:style-name="P4"/>
      <text:p text:style-name="P4"/>
      <text:p text:style-name="P4"/>
      <text:p text:style-name="P4"><text:soft-page-break/></text:p>
      <text:p text:style-name="P17">PROBE Software Size Estimate:</text:p>
      <text:p text:style-name="P17"><text:span text:style-name="T2"></text:span></text:p>
      <text:p text:style-name="P14">Reused Functions<text:tab/><text:tab/>LOC</text:p>
      <text:p text:style-name="P13"></text:p>
      <text:p text:style-name="P13">xml-gettext<text:tab/><text:tab/><text:tab/>9</text:p>
      <text:p text:style-name="P13">xml-getattribute<text:tab/><text:tab/><text:tab/>8</text:p>
      <text:p text:style-name="P13">xml-getnode<text:tab/><text:tab/><text:tab/>2</text:p>
      <text:p text:style-name="P13">xml-getnodes<text:tab/><text:tab/><text:tab/>10</text:p>
      <text:p text:style-name="P13">xml-readnode<text:tab/><text:tab/><text:tab/>5</text:p>
      <text:p text:style-name="P13">xml-readnodes<text:tab/><text:tab/><text:tab/>53</text:p>
      <text:p text:style-name="P13">xml-skipdontcares<text:tab/><text:tab/>20</text:p>
      <text:p text:style-name="P13">xml-readnodeproperties<text:tab/><text:tab/>24</text:p>
      <text:p text:style-name="P13">xml-unescape<text:tab/><text:tab/><text:tab/>27</text:p>
      <text:p text:style-name="P13">splitoff-prefix-mv<text:tab/><text:tab/><text:tab/>3</text:p>
      <text:p text:style-name="P13">split-at-delimiter-mv<text:tab/><text:tab/>3</text:p>
      <text:p text:style-name="P13">span-mv<text:tab/><text:tab/><text:tab/><text:tab/>3</text:p>
      <text:p text:style-name="P13">split-on-token-mv<text:tab/><text:tab/><text:tab/>3</text:p>
      <text:p text:style-name="P13">getboards<text:tab/><text:tab/><text:tab/><text:tab/>32</text:p>
      <text:p text:style-name="P13">getresults<text:tab/><text:tab/><text:tab/><text:tab/>35</text:p>
      <text:p text:style-name="P13">gethands<text:tab/><text:tab/><text:tab/><text:tab/>62</text:p>
      <text:p text:style-name="P13">gethandcards<text:tab/><text:tab/><text:tab/>32</text:p>
      <text:p text:style-name="P13">suit-list?<text:tab/><text:tab/><text:tab/><text:tab/>8</text:p>
      <text:p text:style-name="P13">suit?<text:tab/><text:tab/><text:tab/><text:tab/>38</text:p>
      <text:p text:style-name="P13"></text:p>
      <text:p text:style-name="P13">Total Reused LOC: <text:s/>377</text:p>
      <text:p text:style-name="P13"></text:p>
      <text:p text:style-name="P13"/>
      <text:p text:style-name="P13"/>
      <text:p text:style-name="P13"/>
      <text:p text:style-name="P13"/>
      <text:p text:style-name="P13"/>
      <text:p text:style-name="P13"/>
      <text:p text:style-name="P13"><text:soft-page-break/></text:p>
      <text:p text:style-name="P15"/>
      <text:p text:style-name="P15">Historical Data Table for PROBE </text:p>
      <text:p text:style-name="P13"></text:p>
      <text:p text:style-name="P13"><text:tab/><text:tab/><text:tab/>Tiny(7%)<text:tab/>Small(24%)<text:tab/>Medium(38%)<text:tab/>Large(24%)<text:tab/>Huge(7%)</text:p>
      <text:p text:style-name="P13">Avg. LOC<text:tab/><text:tab/>1.69<text:tab/><text:tab/>3.82<text:tab/><text:tab/>7.34<text:tab/><text:tab/>16.31<text:tab/><text:tab/>41.71</text:p>
      <text:p text:style-name="P13"/>
      <text:p text:style-name="P13"/>
      <text:p text:style-name="P13"></text:p>
      <text:p text:style-name="P13">Predicted Functions<text:tab/><text:tab/>Predicted Size</text:p>
      <text:p text:style-name="P13"></text:p>
      <text:p text:style-name="P13">xml-getdeepnodes<text:tab/><text:tab/>Medium</text:p>
      <text:p text:style-name="P13">getseparateresults<text:tab/><text:tab/>Large</text:p>
      <text:p text:style-name="P13">gethtmlresults<text:tab/><text:tab/><text:tab/>Huge</text:p>
      <text:p text:style-name="P13">getPSC<text:tab/><text:tab/><text:tab/><text:tab/>Large</text:p>
      <text:p text:style-name="P13">getnameforID<text:tab/><text:tab/><text:tab/>Medium</text:p>
      <text:p text:style-name="P13">getboardsforpair<text:tab/><text:tab/><text:tab/>Medium</text:p>
      <text:p text:style-name="P13">getrankings<text:tab/><text:tab/><text:tab/>Medium</text:p>
      <text:p text:style-name="P13">getcontestant<text:tab/><text:tab/><text:tab/>Medium</text:p>
      <text:p text:style-name="P13">boards-no-trav<text:tab/><text:tab/><text:tab/>Small</text:p>
      <text:p text:style-name="P13">boards-trav<text:tab/><text:tab/><text:tab/>Small</text:p>
      <text:p text:style-name="P13">rankings<text:tab/><text:tab/><text:tab/><text:tab/>Small</text:p>
      <text:p text:style-name="P13">personal-score-cards<text:tab/><text:tab/>Medium</text:p>
      <text:p text:style-name="P13">main<text:tab/><text:tab/><text:tab/><text:tab/>Large</text:p>
      <text:p text:style-name="P13"></text:p>
      <text:p text:style-name="P13">Total Predicted LOC: <text:s/>146.14</text:p>
      <text:p text:style-name="P13"/>
      <text:p text:style-name="P13"></text:p>
      <text:p text:style-name="P13">Total Estimated LOC: <text:s/>5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text:tab/><text:page-number text:select-page="current">5</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1-15T19:14:45</dc:date>
    <dc:creator>Kye </dc:creator>
    <meta:editing-duration>PT32H30M37S</meta:editing-duration>
    <meta:editing-cycles>74</meta:editing-cycles>
    <meta:generator>OpenOffice.org/3.2$Linux OpenOffice.org_project/320m12$Build-9483</meta:generator>
    <meta:document-statistic meta:table-count="0" meta:image-count="0" meta:object-count="0" meta:page-count="6" meta:paragraph-count="122" meta:word-count="1232" meta:character-count="8435"/>
  </office:meta>
</office:document-meta>
</file>